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3.03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5.667cm" fo:min-width="13.037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589cm" svg:height="1.27cm" svg:x="1.381cm" svg:y="1.381cm">
          <text:p text:style-name="P1"><text:span text:style-name="T1">AutoLock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3.589cm" svg:height="5.969cm" svg:x="1.381cm" svg:y="2.651cm">
          <text:p text:style-name="P3"><text:span text:style-name="T1"/></text:p>
          <text:p text:style-name="P3"><text:span text:style-name="T1">+ getInstance(void): AutoLocker</text:span></text:p>
          <text:p text:style-name="P3"><text:span text:style-name="T1">+ start(long: autoLockTimeInMinutes): void</text:span></text:p>
          <text:p text:style-name="P3"><text:span text:style-name="T1">+ reset(long: newAutoLockTimeInMinutes): void</text:span></text:p>
          <text:p text:style-name="P3"><text:span text:style-name="T1">+ expireImmediately(void): void</text:span></text:p>
          <text:p text:style-name="P3"><text:span text:style-name="T1">+ cancel(void): void</text:span></text:p>
          <text:p text:style-name="P3"><text:span text:style-name="T1">- onTick(long: millisUntilFinished): void</text:span></text:p>
          <text:p text:style-name="P3"><text:span text:style-name="T1">- onFinished(void): vo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383cm" fo:page-height="10.0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8-01-06T21:10:51.167052687</dc:date>
    <meta:editing-duration>PT1H22M11S</meta:editing-duration>
    <meta:editing-cycles>11</meta:editing-cycles>
    <meta:generator>LibreOffice/5.1.6.2$Linux_X86_64 LibreOffice_project/10m0$Build-2</meta:generator>
    <meta:document-statistic meta:object-count="2"/>
  </office:meta>
</office:document-meta>
</file>